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5 </text:p>
      <text:p text:style-name="Standard">apporte un standard sur le comportement des dynamiques des pages en apportant des API. Les fonctionnalités JavaScript non standard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04T10:29:58</meta:creation-date>
    <dc:date>2014-04-04T10:34:49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2" meta:word-count="21" meta:character-count="139" meta:non-whitespace-character-count="117"/>
    <meta:generator>LibreOffice/3.5$Linux_x86 LibreOffice_project/350m1$Build-2</meta:generator>
  </office:meta>
</office:document-meta>
</file>